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A</mi>
      <mrow>
        <mi/>
        <mo stretchy="false">=</mo>
        <mi/>
      </mrow>
      <msqrt>
        <mrow>
          <mfrac>
            <mrow>
              <mn>2</mn>
              <mi>E</mi>
            </mrow>
            <mrow>
              <mi>m</mi>
              <msubsup>
                <mo stretchy="false">ω</mo>
                <mn>0</mn>
                <mn>2</mn>
              </msubsup>
            </mrow>
          </mfrac>
        </mrow>
      </msqrt>
      <mi/>
      <mi>;</mi>
      <mi/>
      <mi>B</mi>
      <mrow>
        <mi/>
        <mo stretchy="false">=</mo>
        <mi/>
      </mrow>
      <msqrt>
        <mrow>
          <mn>2</mn>
          <mi>m</mi>
          <mi>E</mi>
        </mrow>
      </msqrt>
    </mrow>
    <annotation encoding="StarMath 5.0">A `=` sqrt{{2 E} over {m %iomega _0 ^2}} `;` B `=` sqrt{2 m E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3T15:20:08.697000000</meta:creation-date>
    <meta:generator>LibreOffice/4.1.4.2$Windows_x86 LibreOffice_project/0a0440ccc0227ad9829de5f46be37cfb6edcf72</meta:generator>
  </office:meta>
</office:document-meta>
</file>